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2cm"/>
    </style:style>
    <style:style style:name="co2" style:family="table-column">
      <style:table-column-properties fo:break-before="auto" style:column-width="3.918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L3T</text:p>
          </table:table-cell>
          <table:table-cell table:style-name="ce1" office:value-type="string">
            <text:p>TAG à recyc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t_port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port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port_3</text:p>
          </table:table-cell>
          <table:table-cell office:value-type="string">
            <text:p>(normandy</text:p>
          </table:table-cell>
          <table:table-cell office:value-type="string">
            <text:p>+</text:p>
          </table:table-cell>
          <table:table-cell office:value-type="string">
            <text:p>Constantinople</text:p>
          </table:table-cell>
          <table:table-cell office:value-type="string">
            <text:p>+</text:p>
          </table:table-cell>
          <table:table-cell office:value-type="string">
            <text:p>Genoa</text:p>
          </table:table-cell>
          <table:table-cell office:value-type="string">
            <text:p>+</text:p>
          </table:table-cell>
          <table:table-cell office:value-type="string">
            <text:p>Palermo</text:p>
          </table:table-cell>
          <table:table-cell office:value-type="string">
            <text:p>+</text:p>
          </table:table-cell>
          <table:table-cell office:value-type="string">
            <text:p>Venezia)</text:p>
          </table:table-cell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t_wall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t_wall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t_wall_q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marketplace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marketplace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barracks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barracks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barracks_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shipyard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shipyard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shipyard_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t_shipyard_4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ct_guard_1)</text:p>
          </table:table-cell>
          <table:table-cell office:value-type="string">
            <text:p>nul part mais L2 dans history...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t_guard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t_training_grounds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t_training_grounds_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con_wall_6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5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4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3</text:p>
          </table:table-cell>
          <table:table-cell office:value-type="string">
            <text:p>(bagdad</text:p>
          </table:table-cell>
          <table:table-cell office:value-type="string">
            <text:p>+</text:p>
          </table:table-cell>
          <table:table-cell office:value-type="string">
            <text:p>constantinople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q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q_2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wall_q_3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_dannevirke_wall_3</text:p>
          </table:table-cell>
          <table:table-cell office:value-type="string">
            <text:p>(SWMH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_dannevirke_wall_2</text:p>
          </table:table-cell>
          <table:table-cell office:value-type="string">
            <text:p>(SWMH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_dannevirke_wall_1</text:p>
          </table:table-cell>
          <table:table-cell office:value-type="string">
            <text:p>n'existe pas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town_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town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town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militia_barracks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militia_barracks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training_grounds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table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table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keep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ca_keep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hipyard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hipyard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hipyard_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_shipyard_4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p_monastery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monastery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monastery_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barracks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barracks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tp_wall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tp_wall_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tp_town_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OK</text:p>
          </table:table-cell>
          <table:table-cell office:value-type="string">
            <text:p>tp_town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shipyard_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shipyard_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shipyard_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p_shipyard_4</text:p>
          </table:table-cell>
          <table:table-cell office:value-type="string">
            <text:p>(constantinople</text:p>
          </table:table-cell>
          <table:table-cell office:value-type="string">
            <text:p>only)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3/01/2016</text:date>, <text:time>16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3T16:45:53.91</dc:date>
    <meta:document-statistic meta:table-count="1" meta:cell-count="118" meta:object-count="0"/>
    <meta:generator>OpenOffice/4.0.0$Win32 OpenOffice.org_project/400m3$Build-9702</meta:generator>
  </office:meta>
</office:document-meta>
</file>